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4" style:family="table-cell" style:parent-style-name="Default"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Computation for the level bound</text:p>
          </table:table-cell>
          <table:covered-table-cell table:style-name="ce3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style-name="ce2"/>
          <table:table-cell table:style-name="ce3"/>
          <table:table-cell table:style-name="ce2" table:number-columns-repeated="3"/>
        </table:table-row>
        <table:table-row table:style-name="ro1">
          <table:table-cell table:style-name="ce2" office:value-type="string">
            <text:p>Beg</text:p>
          </table:table-cell>
          <table:table-cell table:style-name="ce3" office:value-type="string">
            <text:p>End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k</text:p>
          </table:table-cell>
        </table:table-row>
        <table:table-row table:style-name="ro1">
          <table:table-cell table:formula="of:=[.$E$4]*(POWER(2;[.D4]) -1) +1" office:value-type="float" office:value="1">
            <text:p>1</text:p>
          </table:table-cell>
          <table:table-cell table:formula="of:=[.$E$4]*(POWER(2;[.D4]+1) -1)" office:value-type="float" office:value="2">
            <text:p>2</text:p>
          </table:table-cell>
          <table:table-cell table:formula="of:=[.D4]+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$E$4]*(POWER(2;[.D5]) -1) +1" office:value-type="float" office:value="3">
            <text:p>3</text:p>
          </table:table-cell>
          <table:table-cell table:formula="of:=[.$E$4]*(POWER(2;[.D5]+1) -1)" office:value-type="float" office:value="6">
            <text:p>6</text:p>
          </table:table-cell>
          <table:table-cell table:formula="of:=[.D5]+1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$E$4]*(POWER(2;[.D6]) -1) +1" office:value-type="float" office:value="7">
            <text:p>7</text:p>
          </table:table-cell>
          <table:table-cell table:formula="of:=[.$E$4]*(POWER(2;[.D6]+1) -1)" office:value-type="float" office:value="14">
            <text:p>14</text:p>
          </table:table-cell>
          <table:table-cell table:formula="of:=[.D6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[.$E$4]*(POWER(2;[.D7]) -1) +1" office:value-type="float" office:value="15">
            <text:p>15</text:p>
          </table:table-cell>
          <table:table-cell table:formula="of:=[.$E$4]*(POWER(2;[.D7]+1) -1)" office:value-type="float" office:value="30">
            <text:p>30</text:p>
          </table:table-cell>
          <table:table-cell table:formula="of:=[.D7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formula="of:=[.$E$4]*(POWER(2;[.D8]) -1) +1" office:value-type="float" office:value="31">
            <text:p>31</text:p>
          </table:table-cell>
          <table:table-cell table:formula="of:=[.$E$4]*(POWER(2;[.D8]+1) -1)" office:value-type="float" office:value="62">
            <text:p>62</text:p>
          </table:table-cell>
          <table:table-cell table:formula="of:=[.D8]+1"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formula="of:=[.$E$4]*(POWER(2;[.D9]) -1) +1" office:value-type="float" office:value="63">
            <text:p>63</text:p>
          </table:table-cell>
          <table:table-cell table:formula="of:=[.$E$4]*(POWER(2;[.D9]+1) -1)" office:value-type="float" office:value="126">
            <text:p>126</text:p>
          </table:table-cell>
          <table:table-cell table:formula="of:=[.D9]+1"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formula="of:=[.$E$4]*(POWER(2;[.D10]) -1) +1" office:value-type="float" office:value="127">
            <text:p>127</text:p>
          </table:table-cell>
          <table:table-cell table:formula="of:=[.$E$4]*(POWER(2;[.D10]+1) -1)" office:value-type="float" office:value="254">
            <text:p>254</text:p>
          </table:table-cell>
          <table:table-cell table:formula="of:=[.D10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formula="of:=[.$E$4]*(POWER(2;[.D11]) -1) +1" office:value-type="float" office:value="255">
            <text:p>255</text:p>
          </table:table-cell>
          <table:table-cell table:formula="of:=[.$E$4]*(POWER(2;[.D11]+1) -1)" office:value-type="float" office:value="510">
            <text:p>510</text:p>
          </table:table-cell>
          <table:table-cell table:formula="of:=[.D11]+1"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f:=[.$E$4]*(POWER(2;[.D12]) -1) +1" office:value-type="float" office:value="511">
            <text:p>511</text:p>
          </table:table-cell>
          <table:table-cell table:formula="of:=[.$E$4]*(POWER(2;[.D12]+1) -1)" office:value-type="float" office:value="1022">
            <text:p>1022</text:p>
          </table:table-cell>
          <table:table-cell table:formula="of:=[.D12]+1" office:value-type="float" office:value="9">
            <text:p>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f:=[.$E$4]*(POWER(2;[.D13]) -1) +1" office:value-type="float" office:value="1023">
            <text:p>1023</text:p>
          </table:table-cell>
          <table:table-cell table:formula="of:=[.$E$4]*(POWER(2;[.D13]+1) -1)" office:value-type="float" office:value="2046">
            <text:p>2046</text:p>
          </table:table-cell>
          <table:table-cell table:formula="of:=[.D13]+1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formula="of:=[.$E$4]*(POWER(2;[.D14]) -1) +1" office:value-type="float" office:value="2047">
            <text:p>2047</text:p>
          </table:table-cell>
          <table:table-cell table:formula="of:=[.$E$4]*(POWER(2;[.D14]+1) -1)" office:value-type="float" office:value="4094">
            <text:p>4094</text:p>
          </table:table-cell>
          <table:table-cell table:formula="of:=[.D14]+1"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f:=[.$E$4]*(POWER(2;[.D15]) -1) +1" office:value-type="float" office:value="4095">
            <text:p>4095</text:p>
          </table:table-cell>
          <table:table-cell table:formula="of:=[.$E$4]*(POWER(2;[.D15]+1) -1)" office:value-type="float" office:value="8190">
            <text:p>8190</text:p>
          </table:table-cell>
          <table:table-cell table:formula="of:=[.D15]+1"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formula="of:=[.$E$4]*(POWER(2;[.D16]) -1) +1" office:value-type="float" office:value="8191">
            <text:p>8191</text:p>
          </table:table-cell>
          <table:table-cell table:formula="of:=[.$E$4]*(POWER(2;[.D16]+1) -1)" office:value-type="float" office:value="16382">
            <text:p>16382</text:p>
          </table:table-cell>
          <table:table-cell table:formula="of:=[.D16]+1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f:=[.$E$4]*(POWER(2;[.D17]) -1) +1" office:value-type="float" office:value="16383">
            <text:p>16383</text:p>
          </table:table-cell>
          <table:table-cell table:formula="of:=[.$E$4]*(POWER(2;[.D17]+1) -1)" office:value-type="float" office:value="32766">
            <text:p>32766</text:p>
          </table:table-cell>
          <table:table-cell table:formula="of:=[.D17]+1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formula="of:=[.$E$4]*(POWER(2;[.D18]) -1) +1" office:value-type="float" office:value="32767">
            <text:p>32767</text:p>
          </table:table-cell>
          <table:table-cell table:formula="of:=[.$E$4]*(POWER(2;[.D18]+1) -1)" office:value-type="float" office:value="65534">
            <text:p>65534</text:p>
          </table:table-cell>
          <table:table-cell table:formula="of:=[.D18]+1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formula="of:=[.$E$4]*(POWER(2;[.D19]) -1) +1" office:value-type="float" office:value="65535">
            <text:p>65535</text:p>
          </table:table-cell>
          <table:table-cell table:formula="of:=[.$E$4]*(POWER(2;[.D19]+1) -1)" office:value-type="float" office:value="131070">
            <text:p>131070</text:p>
          </table:table-cell>
          <table:table-cell table:formula="of:=[.D19]+1"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</table:table-row>
      </table:table>
      <table:table table:name="Feuille2" table:style-name="ta1" table:print="false">
        <table:table-column table:style-name="co1" table:number-columns-repeated="5" table:default-cell-style-name="Default"/>
        <table:table-row table:style-name="ro1">
          <table:table-cell table:style-name="ce5" office:value-type="string" table:number-columns-spanned="5" table:number-rows-spanned="1">
            <text:p><text:span text:style-name="T1">Computation of the relative depth</text:span></text:p>
          </table:table-cell>
          <table:covered-table-cell table:style-name="ce5"/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Depth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Rel Level</text:p>
          </table:table-cell>
          <table:table-cell table:style-name="ce2"/>
          <table:table-cell table:style-name="ce2" office:value-type="string">
            <text:p>k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OUNDUP(LOG([.A4]/[.$E$4] + 1; 2);0)" office:value-type="float" office:value="1">
            <text:p>1</text:p>
          </table:table-cell>
          <table:table-cell table:formula="of:=[.A4] - ([.$E$4] * (POWER(2;[.B4]-1) - 1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OUNDUP(LOG([.A5]/[.$E$4] + 1; 2);0)" office:value-type="float" office:value="1">
            <text:p>1</text:p>
          </table:table-cell>
          <table:table-cell table:formula="of:=[.A5] - ([.$E$4] * (POWER(2;[.B5]-1) - 1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ROUNDUP(LOG([.A6]/[.$E$4] + 1; 2);0)" office:value-type="float" office:value="2">
            <text:p>2</text:p>
          </table:table-cell>
          <table:table-cell table:formula="of:=[.A6] - ([.$E$4] * (POWER(2;[.B6]-1) - 1)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ROUNDUP(LOG([.A7]/[.$E$4] + 1; 2);0)" office:value-type="float" office:value="2">
            <text:p>2</text:p>
          </table:table-cell>
          <table:table-cell table:formula="of:=[.A7] - ([.$E$4] * (POWER(2;[.B7]-1) - 1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ROUNDUP(LOG([.A8]/[.$E$4] + 1; 2);0)" office:value-type="float" office:value="2">
            <text:p>2</text:p>
          </table:table-cell>
          <table:table-cell table:formula="of:=[.A8] - ([.$E$4] * (POWER(2;[.B8]-1) - 1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ROUNDUP(LOG([.A9]/[.$E$4] + 1; 2);0)" office:value-type="float" office:value="2">
            <text:p>2</text:p>
          </table:table-cell>
          <table:table-cell table:formula="of:=[.A9] - ([.$E$4] * (POWER(2;[.B9]-1) - 1)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ROUNDUP(LOG([.A10]/[.$E$4] + 1; 2);0)" office:value-type="float" office:value="3">
            <text:p>3</text:p>
          </table:table-cell>
          <table:table-cell table:formula="of:=[.A10] - ([.$E$4] * (POWER(2;[.B10]-1) - 1)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ROUNDUP(LOG([.A11]/[.$E$4] + 1; 2);0)" office:value-type="float" office:value="3">
            <text:p>3</text:p>
          </table:table-cell>
          <table:table-cell table:formula="of:=[.A11] - ([.$E$4] * (POWER(2;[.B11]-1) - 1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ROUNDUP(LOG([.A12]/[.$E$4] + 1; 2);0)" office:value-type="float" office:value="3">
            <text:p>3</text:p>
          </table:table-cell>
          <table:table-cell table:formula="of:=[.A12] - ([.$E$4] * (POWER(2;[.B12]-1) - 1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ROUNDUP(LOG([.A13]/[.$E$4] + 1; 2);0)" office:value-type="float" office:value="3">
            <text:p>3</text:p>
          </table:table-cell>
          <table:table-cell table:formula="of:=[.A13] - ([.$E$4] * (POWER(2;[.B13]-1) - 1)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ROUNDUP(LOG([.A14]/[.$E$4] + 1; 2);0)" office:value-type="float" office:value="3">
            <text:p>3</text:p>
          </table:table-cell>
          <table:table-cell table:formula="of:=[.A14] - ([.$E$4] * (POWER(2;[.B14]-1) - 1)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ROUNDUP(LOG([.A15]/[.$E$4] + 1; 2);0)" office:value-type="float" office:value="3">
            <text:p>3</text:p>
          </table:table-cell>
          <table:table-cell table:formula="of:=[.A15] - ([.$E$4] * (POWER(2;[.B15]-1) - 1)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ROUNDUP(LOG([.A16]/[.$E$4] + 1; 2);0)" office:value-type="float" office:value="3">
            <text:p>3</text:p>
          </table:table-cell>
          <table:table-cell table:formula="of:=[.A16] - ([.$E$4] * (POWER(2;[.B16]-1) - 1)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ROUNDUP(LOG([.A17]/[.$E$4] + 1; 2);0)" office:value-type="float" office:value="3">
            <text:p>3</text:p>
          </table:table-cell>
          <table:table-cell table:formula="of:=[.A17] - ([.$E$4] * (POWER(2;[.B17]-1) - 1)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ROUNDUP(LOG([.A18]/[.$E$4] + 1; 2);0)" office:value-type="float" office:value="4">
            <text:p>4</text:p>
          </table:table-cell>
          <table:table-cell table:formula="of:=[.A18] - ([.$E$4] * (POWER(2;[.B18]-1) - 1)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ROUNDUP(LOG([.A19]/[.$E$4] + 1; 2);0)" office:value-type="float" office:value="4">
            <text:p>4</text:p>
          </table:table-cell>
          <table:table-cell table:formula="of:=[.A19] - ([.$E$4] * (POWER(2;[.B19]-1) - 1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ROUNDUP(LOG([.A20]/[.$E$4] + 1; 2);0)" office:value-type="float" office:value="4">
            <text:p>4</text:p>
          </table:table-cell>
          <table:table-cell table:formula="of:=[.A20] - ([.$E$4] * (POWER(2;[.B20]-1) - 1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ROUNDUP(LOG([.A21]/[.$E$4] + 1; 2);0)" office:value-type="float" office:value="4">
            <text:p>4</text:p>
          </table:table-cell>
          <table:table-cell table:formula="of:=[.A21] - ([.$E$4] * (POWER(2;[.B21]-1) - 1)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ROUNDUP(LOG([.A22]/[.$E$4] + 1; 2);0)" office:value-type="float" office:value="4">
            <text:p>4</text:p>
          </table:table-cell>
          <table:table-cell table:formula="of:=[.A22] - ([.$E$4] * (POWER(2;[.B22]-1) - 1)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ROUNDUP(LOG([.A23]/[.$E$4] + 1; 2);0)" office:value-type="float" office:value="4">
            <text:p>4</text:p>
          </table:table-cell>
          <table:table-cell table:formula="of:=[.A23] - ([.$E$4] * (POWER(2;[.B23]-1) - 1)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ROUNDUP(LOG([.A24]/[.$E$4] + 1; 2);0)" office:value-type="float" office:value="4">
            <text:p>4</text:p>
          </table:table-cell>
          <table:table-cell table:formula="of:=[.A24] - ([.$E$4] * (POWER(2;[.B24]-1) - 1)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ROUNDUP(LOG([.A25]/[.$E$4] + 1; 2);0)" office:value-type="float" office:value="4">
            <text:p>4</text:p>
          </table:table-cell>
          <table:table-cell table:formula="of:=[.A25] - ([.$E$4] * (POWER(2;[.B25]-1) - 1)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ROUNDUP(LOG([.A26]/[.$E$4] + 1; 2);0)" office:value-type="float" office:value="4">
            <text:p>4</text:p>
          </table:table-cell>
          <table:table-cell table:formula="of:=[.A26] - ([.$E$4] * (POWER(2;[.B26]-1) - 1)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ROUNDUP(LOG([.A27]/[.$E$4] + 1; 2);0)" office:value-type="float" office:value="4">
            <text:p>4</text:p>
          </table:table-cell>
          <table:table-cell table:formula="of:=[.A27] - ([.$E$4] * (POWER(2;[.B27]-1) - 1))" office:value-type="float" office:value="10">
            <text:p>10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19/01/2011</text:date>, <text:time>15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e Clerinx</meta:initial-creator>
    <meta:creation-date>2011-01-19T13:52:42</meta:creation-date>
    <dc:date>2011-01-19T15:50:15</dc:date>
    <dc:creator>Philippe Clerinx</dc:creator>
    <meta:editing-duration>PT01H57M34S</meta:editing-duration>
    <meta:editing-cycles>2</meta:editing-cycles>
    <meta:generator>OpenOffice.org/3.2$Unix OpenOffice.org_project/320m19$Build-9505</meta:generator>
    <meta:document-statistic meta:table-count="3" meta:cell-count="149" meta:object-count="0"/>
  </office:meta>
</office:document-meta>
</file>